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 style:family="paragraph" style:parent-style-name="Standard" style:list-style-name="WWNum7">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4" style:family="paragraph" style:parent-style-name="Standard" style:list-style-name="WWNum8">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5" style:family="paragraph" style:parent-style-name="Standard" style:list-style-name="WWNum8">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6" style:family="paragraph" style:parent-style-name="Standard" style:list-style-name="WWNum10">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7" style:family="paragraph" style:parent-style-name="Standard" style:list-style-name="WWNum10">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8" style:family="paragraph" style:parent-style-name="Standard" style:list-style-name="WWNum1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9" style:family="paragraph" style:parent-style-name="Standard" style:list-style-name="WWNum1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0"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4">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2" style:family="paragraph" style:parent-style-name="Standard"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3" style:family="paragraph" style:parent-style-name="Standard"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4" style:family="paragraph" style:parent-style-name="Standard" style:list-style-name="WWNum14">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5" style:family="paragraph" style:parent-style-name="Standard" style:list-style-name="WWNum14">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6" style:family="paragraph" style:parent-style-name="Standard" style:list-style-name="WWNum1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7" style:family="paragraph" style:parent-style-name="Standard" style:list-style-name="WWNum1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8" style:family="paragraph" style:parent-style-name="Standard" style:list-style-name="WWNum6">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9" style:family="paragraph" style:parent-style-name="Standard" style:list-style-name="WWNum6">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0" style:family="paragraph" style:parent-style-name="Standard" style:list-style-name="WWNum5">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1" style:family="paragraph" style:parent-style-name="Standard" style:list-style-name="WWNum5">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2" style:family="paragraph" style:parent-style-name="Standard" style:list-style-name="WWNum9">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3" style:family="paragraph" style:parent-style-name="Standard" style:list-style-name="WWNum9">
      <loext:graphic-properties draw:fill="solid" draw:fill-color="#ffffff"/>
      <style:paragraph-properties fo:margin-left="0.5in" fo:margin-right="0in" fo:margin-top="0in" fo:margin-bottom="0in" loext:contextual-spacing="false" fo:text-indent="-0.25in" style:auto-text-indent="false" fo:background-color="#ffffff"/>
    </style:style>
    <style:style style:name="P24" style:family="paragraph" style:parent-style-name="Standard" style:list-style-name="WWNum8">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25" style:family="paragraph" style:parent-style-name="Standard" style:list-style-name="WWNum10">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26" style:family="paragraph" style:parent-style-name="Standard" style:list-style-name="WWNum4">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27" style:family="paragraph" style:parent-style-name="Standard" style:list-style-name="WWNum14">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28" style:family="paragraph" style:parent-style-name="Standard" style:list-style-name="WWNum13">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29" style:family="paragraph" style:parent-style-name="Standard" style:list-style-name="WWNum6">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30" style:family="paragraph" style:parent-style-name="Standard" style:list-style-name="WWNum5">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31" style:family="paragraph" style:parent-style-name="Standard" style:list-style-name="WWNum2">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32" style:family="paragraph" style:parent-style-name="Standard" style:list-style-name="WWNum16">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33" style:family="paragraph" style:parent-style-name="Standard" style:list-style-name="WWNum12">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34" style:family="paragraph" style:parent-style-name="Standard" style:list-style-name="WWNum15">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35" style:family="paragraph" style:parent-style-name="Standard" style:list-style-name="WWNum17">
      <loext:graphic-properties draw:fill="solid" draw:fill-color="#ffffff"/>
      <style:paragraph-properties fo:margin-left="0.5in" fo:margin-right="0in" fo:margin-top="0.0417in" fo:margin-bottom="0.1665in" loext:contextual-spacing="false" fo:line-height="100%" fo:text-indent="-0.25in" style:auto-text-indent="false" fo:background-color="#ffffff"/>
    </style:style>
    <style:style style:name="P36" style:family="paragraph" style:parent-style-name="Standard" style:list-style-name="WWNum16">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37"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38"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39" style:family="paragraph" style:parent-style-name="Standard" style:list-style-name="WWNum7">
      <style:paragraph-properties fo:margin-left="1in" fo:margin-right="0in" fo:margin-top="0in" fo:margin-bottom="0in" loext:contextual-spacing="false" fo:line-height="100%" fo:text-indent="-0.25in" style:auto-text-indent="false"/>
    </style:style>
    <style:style style:name="P40" style:family="paragraph" style:parent-style-name="Standard" style:list-style-name="WWNum11">
      <style:paragraph-properties fo:margin-left="1in" fo:margin-right="0in" fo:margin-top="0in" fo:margin-bottom="0in" loext:contextual-spacing="false" fo:line-height="100%" fo:text-indent="-0.25in" style:auto-text-indent="false"/>
    </style:style>
    <style:style style:name="P41" style:family="paragraph" style:parent-style-name="Standard" style:list-style-name="WWNum11">
      <style:paragraph-properties fo:margin-left="1in" fo:margin-right="0in" fo:margin-top="0in" fo:margin-bottom="0in" loext:contextual-spacing="false" fo:line-height="100%" fo:text-indent="-0.25in" style:auto-text-indent="false"/>
    </style:style>
    <style:style style:name="P42" style:family="paragraph" style:parent-style-name="Standard" style:list-style-name="WWNum3">
      <style:paragraph-properties fo:margin-left="1in" fo:margin-right="0in" fo:margin-top="0in" fo:margin-bottom="0in" loext:contextual-spacing="false" fo:line-height="100%" fo:text-indent="-0.25in" style:auto-text-indent="false"/>
    </style:style>
    <style:style style:name="P43" style:family="paragraph" style:parent-style-name="Standard" style:list-style-name="WWNum3">
      <style:paragraph-properties fo:margin-left="1in" fo:margin-right="0in" fo:margin-top="0in" fo:margin-bottom="0in" loext:contextual-spacing="false" fo:line-height="100%" fo:text-indent="-0.25in" style:auto-text-indent="false"/>
    </style:style>
    <style:style style:name="P44" style:family="paragraph" style:parent-style-name="Standard" style:list-style-name="WWNum13">
      <style:paragraph-properties fo:margin-left="1in" fo:margin-right="0in" fo:margin-top="0in" fo:margin-bottom="0in" loext:contextual-spacing="false" fo:line-height="100%" fo:text-indent="-0.25in" style:auto-text-indent="false"/>
    </style:style>
    <style:style style:name="P45" style:family="paragraph" style:parent-style-name="Standard" style:list-style-name="WWNum7">
      <style:paragraph-properties fo:margin-left="1in" fo:margin-right="0in" fo:margin-top="0in" fo:margin-bottom="0.1665in" loext:contextual-spacing="false" fo:line-height="100%" fo:text-indent="-0.25in" style:auto-text-indent="false"/>
    </style:style>
    <style:style style:name="P46" style:family="paragraph" style:parent-style-name="Standard" style:list-style-name="WWNum11">
      <style:paragraph-properties fo:margin-left="1in" fo:margin-right="0in" fo:margin-top="0in" fo:margin-bottom="0.1665in" loext:contextual-spacing="false" fo:line-height="100%" fo:text-indent="-0.25in" style:auto-text-indent="false"/>
    </style:style>
    <style:style style:name="P47" style:family="paragraph" style:parent-style-name="Standard" style:list-style-name="WWNum1">
      <style:paragraph-properties fo:margin-left="1.5in" fo:margin-right="0in" fo:margin-top="0in" fo:margin-bottom="0in" loext:contextual-spacing="false" fo:line-height="100%" fo:text-indent="-0.25in" style:auto-text-indent="false"/>
    </style:style>
    <style:style style:name="P48" style:family="paragraph" style:parent-style-name="Standard" style:list-style-name="WWNum1">
      <style:paragraph-properties fo:margin-left="1.5in" fo:margin-right="0in" fo:margin-top="0in" fo:margin-bottom="0in" loext:contextual-spacing="false" fo:line-height="100%" fo:text-indent="-0.25in" style:auto-text-indent="false"/>
    </style:style>
    <style:style style:name="P49" style:family="paragraph" style:parent-style-name="Standard" style:list-style-name="WWNum3">
      <style:paragraph-properties fo:margin-left="1.5in" fo:margin-right="0in" fo:margin-top="0in" fo:margin-bottom="0in" loext:contextual-spacing="false" fo:line-height="100%" fo:text-indent="-0.25in" style:auto-text-indent="false"/>
    </style:style>
    <style:style style:name="P50" style:family="paragraph" style:parent-style-name="Standard" style:list-style-name="WWNum3">
      <style:paragraph-properties fo:margin-left="1.5in" fo:margin-right="0in" fo:margin-top="0in" fo:margin-bottom="0in" loext:contextual-spacing="false" fo:line-height="100%" fo:text-indent="-0.25in" style:auto-text-indent="false"/>
    </style:style>
    <style:style style:name="P51" style:family="paragraph" style:parent-style-name="Standard" style:list-style-name="WWNum3">
      <style:paragraph-properties fo:margin-left="1.5in" fo:margin-right="0in" fo:margin-top="0in" fo:margin-bottom="0.1665in" loext:contextual-spacing="false" fo:line-height="100%" fo:text-indent="-0.25in" style:auto-text-indent="false"/>
    </style:style>
    <style:style style:name="P52" style:family="paragraph" style:parent-style-name="Standard">
      <loext:graphic-properties draw:fill="solid" draw:fill-color="#ffffff"/>
      <style:paragraph-properties fo:margin-top="0in" fo:margin-bottom="0.1665in" loext:contextual-spacing="false" fo:line-height="100%" fo:background-color="#ffffff"/>
    </style:style>
    <style:style style:name="P53" style:family="paragraph" style:parent-style-name="Standard">
      <style:paragraph-properties fo:margin-top="0in" fo:margin-bottom="0.1665in" loext:contextual-spacing="false" fo:line-height="145%"/>
      <style:text-properties fo:color="#24292e" style:font-name="Courier New" fo:font-size="10pt" fo:background-color="#f6f8fa" style:font-name-asian="Courier New1" style:font-size-asian="10pt" style:font-name-complex="Courier New1" style:font-size-complex="10pt"/>
    </style:style>
    <style:style style:name="P54" style:family="paragraph" style:parent-style-name="Heading_20_2" style:master-page-name="Standard">
      <loext:graphic-properties draw:fill="solid" draw:fill-color="#ffffff"/>
      <style:paragraph-properties fo:margin-top="0.25in" fo:margin-bottom="0.1665in" loext:contextual-spacing="false" fo:line-height="125%" fo:keep-together="auto" style:page-number="1" fo:background-color="#ffffff" fo:padding-left="0in" fo:padding-right="0in" fo:padding-top="0in" fo:padding-bottom="0.0693in" fo:border-left="none" fo:border-right="none" fo:border-top="none" fo:border-bottom="0.74pt solid #eaecef" fo:keep-with-next="auto"/>
    </style:style>
    <style:style style:name="P55" style:family="paragraph" style:parent-style-name="Heading_20_2">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padding-left="0in" fo:padding-right="0in" fo:padding-top="0in" fo:padding-bottom="0.0693in" fo:border-left="none" fo:border-right="none" fo:border-top="none" fo:border-bottom="0.74pt solid #eaecef" fo:keep-with-next="auto"/>
    </style:style>
    <style:style style:name="P56" style:family="paragraph" style:parent-style-name="Heading_20_3">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keep-with-next="auto"/>
    </style:style>
    <style:style style:name="T1" style:family="text">
      <style:text-properties fo:color="#24292e" fo:font-size="17pt" fo:font-weight="bold" style:font-size-asian="17pt" style:font-weight-asian="bold" style:font-size-complex="17pt"/>
    </style:style>
    <style:style style:name="T2" style:family="text">
      <style:text-properties fo:color="#24292e" fo:font-size="17.5pt" fo:font-weight="bold" style:font-size-asian="17.5pt" style:font-weight-asian="bold" style:font-size-complex="17.5pt"/>
    </style:style>
    <style:style style:name="T3" style:family="text">
      <style:text-properties fo:color="#24292e" fo:font-size="12pt" fo:font-weight="bold" style:font-size-asian="12pt" style:font-weight-asian="bold" style:font-size-complex="12pt"/>
    </style:style>
    <style:style style:name="T4" style:family="text">
      <style:text-properties fo:color="#24292e" fo:font-size="12pt" style:font-size-asian="12pt" style:font-size-complex="12pt"/>
    </style:style>
    <style:style style:name="T5" style:family="text">
      <style:text-properties fo:color="#24292e" fo:font-size="12pt" style:text-underline-style="none" style:font-size-asian="12pt" style:font-size-complex="12pt"/>
    </style:style>
    <style:style style:name="T6" style:family="text">
      <style:text-properties fo:color="#24292e" fo:font-size="16.5pt" fo:font-weight="bold" style:font-size-asian="16.5pt" style:font-weight-asian="bold" style:font-size-complex="16.5pt"/>
    </style:style>
    <style:style style:name="T7" style:family="text">
      <style:text-properties fo:color="#24292e" style:font-name="Courier New" fo:font-size="10pt" style:font-name-asian="Courier New1" style:font-size-asian="10pt" style:font-name-complex="Courier New1" style:font-size-complex="10pt"/>
    </style:style>
    <style:style style:name="T8" style:family="text">
      <style:text-properties fo:color="#24292e" style:font-name="Courier New" fo:font-size="10pt" fo:background-color="#f6f8fa" loext:char-shading-value="0" style:font-name-asian="Courier New1" style:font-size-asian="10pt" style:font-name-complex="Courier New1" style:font-size-complex="10pt"/>
    </style:style>
    <style:style style:name="T9" style:family="text">
      <style:text-properties fo:color="#0366d6" fo:font-size="12pt" style:font-size-asian="12pt" style:font-size-complex="12pt"/>
    </style:style>
    <style:style style:name="T10" style:family="text">
      <style:text-properties fo:color="#1155cc" fo:font-size="12pt" style:text-underline-style="solid" style:text-underline-width="auto" style:text-underline-color="font-color"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bookmark text:name="_bzda4n8dhbc5"/><text:span text:style-name="T1">User Experience (UX)</text:span></text:p>
      <text:list xml:id="list2350192764" text:style-name="WWNum1">
        <text:list-item>
          <text:p text:style-name="P1"><text:span text:style-name="T2">User stories</text:span></text:p>
          <text:list>
            <text:list-item>
              <text:p text:style-name="P37"><text:span text:style-name="T3">First Time Visitor Goals</text:span></text:p>
              <text:list>
                <text:list-item>
                  <text:p text:style-name="P47"><text:span text:style-name="T4">As a First Time Visitor, I want to easily understand the main purpose of the site which is to find essential services within a certain area. </text:span></text:p>
                </text:list-item>
                <text:list-item>
                  <text:p text:style-name="P47"><text:span text:style-name="T4">As a First Time Visitor, I want to be able to easily navigate throughout the site to find content.</text:span></text:p>
                </text:list-item>
                <text:list-item>
                  <text:p text:style-name="P47"><text:span text:style-name="T4">As a First Time Visitor, I want to quickly search an area and find local amenities.</text:span></text:p>
                </text:list-item>
              </text:list>
            </text:list-item>
            <text:list-item>
              <text:p text:style-name="P37"><text:span text:style-name="T3">Returning Visitor Goals</text:span></text:p>
              <text:list>
                <text:list-item>
                  <text:p text:style-name="P47"><text:span text:style-name="T4">As a Returning Visitor, I want to perform different types of searches in different areas. </text:span></text:p>
                </text:list-item>
              </text:list>
            </text:list-item>
            <text:list-item>
              <text:p text:style-name="P37"><text:span text:style-name="T3">Frequent User Goals</text:span></text:p>
              <text:list>
                <text:list-item>
                  <text:p text:style-name="P47"><text:span text:style-name="T4">As a Frequent User, I want to find the essential services in the places that matter to them.</text:span></text:p>
                </text:list-item>
              </text:list>
            </text:list-item>
          </text:list>
        </text:list-item>
        <text:list-item>
          <text:p text:style-name="P1"><text:span text:style-name="T2">Design</text:span></text:p>
          <text:list>
            <text:list-item>
              <text:p text:style-name="P37"><text:span text:style-name="T3">Colour Scheme</text:span></text:p>
              <text:list>
                <text:list-item>
                  <text:p text:style-name="P47"><text:span text:style-name="T4">The two main colours used are grey and white to allow the map in the center to be the main feature.</text:span></text:p>
                </text:list-item>
              </text:list>
            </text:list-item>
            <text:list-item>
              <text:p text:style-name="P37"><text:span text:style-name="T3">Typography</text:span></text:p>
              <text:list>
                <text:list-item>
                  <text:p text:style-name="P47"><text:span text:style-name="T4">Bootstrap fonts are used throughout the site.</text:span></text:p>
                </text:list-item>
              </text:list>
            </text:list-item>
            <text:list-item>
              <text:p text:style-name="P37"><text:span text:style-name="T3">Imagery</text:span></text:p>
              <text:list>
                <text:list-item>
                  <text:p text:style-name="P47"><text:span text:style-name="T4">The site logo was created on canva.com and forms the home button in the top left of the page</text:span></text:p>
                </text:list-item>
              </text:list>
            </text:list-item>
          </text:list>
        </text:list-item>
      </text:list>
      <text:list xml:id="list3772145063" text:style-name="WWNum7">
        <text:list-item>
          <text:p text:style-name="P3"><text:span text:style-name="T2">Wireframes</text:span></text:p>
          <text:list>
            <text:list-item>
              <text:p text:style-name="P39"><text:span text:style-name="T4">Home Page Wireframe - </text:span><text:a xlink:type="simple" xlink:href="https://github.com/" text:style-name="ListLabel_20_154" text:visited-style-name="ListLabel_20_154"><text:span text:style-name="T9">View</text:span></text:a></text:p>
            </text:list-item>
            <text:list-item>
              <text:p text:style-name="P45"><text:span text:style-name="T4">Mobile Wireframe - </text:span><text:a xlink:type="simple" xlink:href="https://github.com/" text:style-name="ListLabel_20_154" text:visited-style-name="ListLabel_20_154"><text:span text:style-name="T9">View</text:span></text:a></text:p>
            </text:list-item>
          </text:list>
        </text:list-item>
      </text:list>
      <text:p text:style-name="P55"><text:bookmark text:name="_19lj9qtcc9o6"/><text:soft-page-break/><text:span text:style-name="T1">Features</text:span></text:p>
      <text:list xml:id="list2363011623" text:style-name="WWNum8">
        <text:list-item>
          <text:p text:style-name="P4"><text:span text:style-name="T4">Responsive on all device sizes</text:span></text:p>
        </text:list-item>
        <text:list-item>
          <text:p text:style-name="P4"><text:span text:style-name="T4">geo location from users IP address allows the search to be tailored to the user</text:span></text:p>
        </text:list-item>
        <text:list-item>
          <text:p text:style-name="P4"><text:span text:style-name="T4">Interactive google map</text:span></text:p>
        </text:list-item>
        <text:list-item>
          <text:p text:style-name="P24"><text:span text:style-name="T4">Autocomplete in the search box</text:span></text:p>
        </text:list-item>
      </text:list>
      <text:p text:style-name="P55"><text:bookmark text:name="_vnwad0dry48d"/><text:span text:style-name="T1">Technologies Used</text:span></text:p>
      <text:p text:style-name="P56"><text:bookmark text:name="_idsa0b736slf"/><text:span text:style-name="T6">Languages Used</text:span></text:p>
      <text:list xml:id="list883812733" text:style-name="WWNum10">
        <text:list-item>
          <text:p text:style-name="P6"><text:a xlink:type="simple" xlink:href="https://en.wikipedia.org/wiki/HTML5" text:style-name="ListLabel_20_154" text:visited-style-name="ListLabel_20_154"><text:span text:style-name="T9">HTML5</text:span></text:a></text:p>
        </text:list-item>
        <text:list-item>
          <text:p text:style-name="P6"><text:a xlink:type="simple" xlink:href="https://en.wikipedia.org/wiki/Cascading_Style_Sheets" text:style-name="ListLabel_20_154" text:visited-style-name="ListLabel_20_154"><text:span text:style-name="T9">CSS3</text:span></text:a></text:p>
        </text:list-item>
        <text:list-item>
          <text:p text:style-name="P25"><text:a xlink:type="simple" xlink:href="https://en.wikipedia.org/wiki/JavaScript" text:style-name="ListLabel_20_155" text:visited-style-name="ListLabel_20_155"><text:span text:style-name="T10">Javascript</text:span></text:a></text:p>
        </text:list-item>
      </text:list>
      <text:p text:style-name="P56"><text:bookmark text:name="_mwc6lbjcuaxx"/><text:span text:style-name="T6">Frameworks, Libraries &amp; Programs Used</text:span></text:p>
      <text:list xml:id="list3929227039" text:style-name="WWNum11">
        <text:list-item>
          <text:p text:style-name="P8"><text:a xlink:type="simple" xlink:href="https://getbootstrap.com/docs/4.4/getting-started/introduction/" text:style-name="ListLabel_20_154" text:visited-style-name="ListLabel_20_154"><text:span text:style-name="T9">Bootstrap 4.4.1:</text:span></text:a></text:p>
          <text:list>
            <text:list-item>
              <text:p text:style-name="P40"><text:span text:style-name="T4">Bootstrap was used to assist with the responsiveness and styling of the website.</text:span></text:p>
            </text:list-item>
          </text:list>
        </text:list-item>
        <text:list-item>
          <text:p text:style-name="P8"><text:a xlink:type="simple" xlink:href="https://jquery.com/" text:style-name="ListLabel_20_154" text:visited-style-name="ListLabel_20_154"><text:span text:style-name="T9">jQuery:</text:span></text:a></text:p>
          <text:list>
            <text:list-item>
              <text:p text:style-name="P40"><text:span text:style-name="T4">jQuery came with Bootstrap to make the navbar responsive but was also used for the smooth scroll function in JavaScript.</text:span></text:p>
            </text:list-item>
          </text:list>
        </text:list-item>
        <text:list-item>
          <text:p text:style-name="P10"><text:a xlink:type="simple" xlink:href="https://developers.google.com/maps/documentation/javascript/overview" text:style-name="ListLabel_20_154" text:visited-style-name="ListLabel_20_154"><text:span text:style-name="T9">Google Maps <text:s/>Javascript API</text:span></text:a><text:span text:style-name="T4">:</text:span></text:p>
          <text:list>
            <text:list-item>
              <text:p text:style-name="P40"><text:span text:style-name="T4"><text:s/>The google maps API was used to generate the interactive map and search for places. The google maps autocomplete function was used in the search box. </text:span></text:p>
            </text:list-item>
          </text:list>
        </text:list-item>
        <text:list-item>
          <text:p text:style-name="P8"><text:a xlink:type="simple" xlink:href="https://git-scm.com/" text:style-name="ListLabel_20_154" text:visited-style-name="ListLabel_20_154"><text:span text:style-name="T9">Git</text:span></text:a></text:p>
          <text:list>
            <text:list-item>
              <text:p text:style-name="P40"><text:span text:style-name="T4">Git was used for version control by utilizing the Gitpod terminal to commit to Git and Push to GitHub.</text:span></text:p>
            </text:list-item>
          </text:list>
        </text:list-item>
        <text:list-item>
          <text:p text:style-name="P8"><text:a xlink:type="simple" xlink:href="https://github.com/" text:style-name="ListLabel_20_154" text:visited-style-name="ListLabel_20_154"><text:span text:style-name="T9">GitHub:</text:span></text:a></text:p>
          <text:list>
            <text:list-item>
              <text:p text:style-name="P40"><text:span text:style-name="T4">GitHub is used to store the projects code after being pushed from Git.</text:span></text:p>
            </text:list-item>
          </text:list>
        </text:list-item>
        <text:list-item>
          <text:p text:style-name="P8"><text:soft-page-break/><text:a xlink:type="simple" xlink:href="https://www.canva.com/tools/logo-maker-q1/?utm_source=google_sem&amp;utm_medium=cpc&amp;utm_campaign=REV_UK_EN_CanvaPro_Logo_EM&amp;utm_term=REV_UK_EN_CanvaPro_Logo%20Maker_EM&amp;gclsrc=aw.ds&amp;&amp;gclid=Cj0KCQjw2or8BRCNARIsAC_ppyaKkn1KSxs_8MEJmqWqoUm4veezeaFuc7bwL394LCWu1iYpK-pZe4MaAiBFEALw_wcB&amp;gclsrc=aw.ds" text:style-name="ListLabel_20_155" text:visited-style-name="ListLabel_20_155"><text:span text:style-name="T10">Canva:</text:span></text:a></text:p>
          <text:list>
            <text:list-item>
              <text:p text:style-name="P40"><text:span text:style-name="T4">Canva was used to create the logo for the website.</text:span></text:p>
            </text:list-item>
          </text:list>
        </text:list-item>
        <text:list-item>
          <text:p text:style-name="P8"><text:a xlink:type="simple" xlink:href="https://balsamiq.com/" text:style-name="ListLabel_20_154" text:visited-style-name="ListLabel_20_154"><text:span text:style-name="T9">Balsamiq:</text:span></text:a></text:p>
          <text:list>
            <text:list-item>
              <text:p text:style-name="P46"><text:span text:style-name="T4">Balsamiq was used to create the </text:span><text:a xlink:type="simple" xlink:href="https://github.com/" text:style-name="ListLabel_20_154" text:visited-style-name="ListLabel_20_154"><text:span text:style-name="T9">wireframes</text:span></text:a><text:span text:style-name="T4"> during the design process.</text:span></text:p>
            </text:list-item>
          </text:list>
        </text:list-item>
      </text:list>
      <text:p text:style-name="P55"><text:bookmark text:name="_fx200c1b6pbe"/><text:span text:style-name="T1">Testing</text:span></text:p>
      <text:p text:style-name="P52"><text:span text:style-name="T4">The W3C Markup Validator and W3C CSS Validator Services were used to validate every page of the project to ensure there were no syntax errors in the project.</text:span></text:p>
      <text:list xml:id="list4203083816" text:style-name="WWNum4">
        <text:list-item>
          <text:p text:style-name="P11"><text:a xlink:type="simple" xlink:href="https://jigsaw.w3.org/css-validator/#validate_by_input" text:style-name="ListLabel_20_154" text:visited-style-name="ListLabel_20_154"><text:span text:style-name="T9">W3C Markup Validator</text:span></text:a><text:span text:style-name="T4"> - </text:span><text:a xlink:type="simple" xlink:href="https://github.com/" text:style-name="ListLabel_20_154" text:visited-style-name="ListLabel_20_154"><text:span text:style-name="T9">Results</text:span></text:a></text:p>
        </text:list-item>
        <text:list-item>
          <text:p text:style-name="P26"><text:a xlink:type="simple" xlink:href="https://jigsaw.w3.org/css-validator/#validate_by_input" text:style-name="ListLabel_20_154" text:visited-style-name="ListLabel_20_154"><text:span text:style-name="T9">W3C CSS Validator</text:span></text:a><text:span text:style-name="T4"> - </text:span><text:a xlink:type="simple" xlink:href="https://github.com/" text:style-name="ListLabel_20_154" text:visited-style-name="ListLabel_20_154"><text:span text:style-name="T9">Results</text:span></text:a></text:p>
        </text:list-item>
      </text:list>
      <text:p text:style-name="P56"><text:bookmark text:name="_iot42p1fyrlx"/><text:span text:style-name="T6">Testing User Stories from User Experience (UX) Section</text:span></text:p>
      <text:list xml:id="list1486189162" text:style-name="WWNum3">
        <text:list-item>
          <text:p text:style-name="P12"><text:span text:style-name="T3">First Time Visitor Goals</text:span></text:p>
          <text:list>
            <text:list-item>
              <text:p text:style-name="P42"><text:span text:style-name="T4">As a First Time Visitor, I want to easily understand the main purpose of the site and learn more about the organisation.</text:span></text:p>
              <text:list>
                <text:list-item>
                  <text:p text:style-name="P49"><text:span text:style-name="T4">Upon entering the site, users are greeted with a navigation barrier that explains the main purpose of the website which is to find essential services in the area. </text:span></text:p>
                </text:list-item>
                <text:list-item>
                  <text:p text:style-name="P49"><text:span text:style-name="T4">The logo in the navbar depicts a map with a radius around it which is a visualisation of the map when results are generated.</text:span></text:p>
                </text:list-item>
              </text:list>
            </text:list-item>
            <text:list-item>
              <text:p text:style-name="P42"><text:span text:style-name="T4">As a First Time Visitor, I want to be able to easily be able to navigate throughout the page to find content.</text:span></text:p>
              <text:list>
                <text:list-item>
                  <text:p text:style-name="P49"><text:span text:style-name="T4">As the site is only one page the user need only scroll down to find the man content of the site. The user can quickly see the input bar at the top, the search button below and the interactive google map being the main content of the page.</text:span></text:p>
                </text:list-item>
              </text:list>
            </text:list-item>
            <text:list-item>
              <text:p text:style-name="P42"><text:span text:style-name="T4">As a First Time Visitor, I want to quickly search an area and find local amenities.</text:span></text:p>
              <text:list>
                <text:list-item>
                  <text:p text:style-name="P49"><text:span text:style-name="T4">Directly below the navbar is a clean and easily readable input bar. The inputs are organised into 3 sections and follow an order to arrange inputs into 1 easy directive sentence. </text:span></text:p>
                </text:list-item>
                <text:list-item>
                  <text:p text:style-name="P49"><text:span text:style-name="T4">The user has the option to select the type, radius and central location for their <text:s/>search. </text:span></text:p>
                </text:list-item>
                <text:list-item>
                  <text:p text:style-name="P49"><text:span text:style-name="T4">To generate the search there is a large search button that generates results on the map below.</text:span></text:p>
                </text:list-item>
              </text:list>
            </text:list-item>
          </text:list>
        </text:list-item>
        <text:list-item>
          <text:p text:style-name="P12"><text:span text:style-name="T3">Returning Visitor Goals</text:span></text:p>
          <text:list>
            <text:list-item>
              <text:p text:style-name="P42"><text:span text:style-name="T4">As a Returning Visitor, I want to perform different types of searches in different areas</text:span></text:p>
              <text:list>
                <text:list-item>
                  <text:p text:style-name="P49"><text:soft-page-break/><text:span text:style-name="T4">Beside the search button is a clear results button that clears the map and allows the user to perform another search and if they wish to select different inputs to the first search, they can do so.</text:span></text:p>
                </text:list-item>
              </text:list>
            </text:list-item>
          </text:list>
        </text:list-item>
        <text:list-item>
          <text:p text:style-name="P12"><text:span text:style-name="T3">Frequent User Goals</text:span></text:p>
          <text:list>
            <text:list-item>
              <text:p text:style-name="P42"><text:span text:style-name="T4">As a Frequent User, I want to find the essential services in the places that matter to them.</text:span></text:p>
              <text:list>
                <text:list-item>
                  <text:p text:style-name="P49"><text:span text:style-name="T4">The user would already be comfortable with the website layout and can easily select the parameters that they wish to search for on the map.</text:span></text:p>
                </text:list-item>
                <text:list-item>
                  <text:p text:style-name="P51"><text:span text:style-name="T4">Within the map the user can select the icons in the map results and find the names of the services.</text:span></text:p>
                </text:list-item>
              </text:list>
            </text:list-item>
          </text:list>
        </text:list-item>
      </text:list>
      <text:p text:style-name="P56"><text:bookmark text:name="_jgt5dowf6sri"/><text:span text:style-name="T6">Further Testing</text:span></text:p>
      <text:list xml:id="list2634914364" text:style-name="WWNum14">
        <text:list-item>
          <text:p text:style-name="P14"><text:span text:style-name="T4">The Website was tested on Google Chrome, Internet Explorer, Microsoft Edge and Safari browsers.</text:span></text:p>
        </text:list-item>
        <text:list-item>
          <text:p text:style-name="P14"><text:span text:style-name="T4">The website was viewed on a variety of devices such as Desktop, Laptop, iPhone7, iPhone 8 &amp; iPhoneX.</text:span></text:p>
        </text:list-item>
        <text:list-item>
          <text:p text:style-name="P14"><text:span text:style-name="T4">A large amount of testing was done to ensure that all pages were linking correctly.</text:span></text:p>
        </text:list-item>
        <text:list-item>
          <text:p text:style-name="P27"><text:span text:style-name="T4">Friends and family members were asked to review the site and documentation to point out any bugs and/or user experience issues.</text:span></text:p>
        </text:list-item>
      </text:list>
      <text:p text:style-name="P56"><text:bookmark text:name="_houcomic0iso"/><text:span text:style-name="T6">Known Bugs</text:span></text:p>
      <text:list xml:id="list3332966481" text:style-name="WWNum17">
        <text:list-item>
          <text:p text:style-name="P35"><text:span text:style-name="T4">Within the console log, there is <text:s/>an error message of “Cannot read property 'geometry' of undefined” however this does not impact the functionality of the page nor can the user see any issues when looking at the page.</text:span></text:p>
        </text:list-item>
      </text:list>
      <text:p text:style-name="P55"><text:bookmark text:name="_8b1kmn5quci3"/><text:span text:style-name="T1">Deployment</text:span></text:p>
      <text:p text:style-name="P56"><text:bookmark text:name="_b63qp6haxg1j"/><text:span text:style-name="T6">GitHub Pages</text:span></text:p>
      <text:p text:style-name="P52"><text:span text:style-name="T4">The project was deployed to GitHub Pages using the following steps...</text:span></text:p>
      <text:list xml:id="list3371267090" text:style-name="WWNum13">
        <text:list-item>
          <text:p text:style-name="P16"><text:span text:style-name="T4">Log in to GitHub and locate the </text:span><text:a xlink:type="simple" xlink:href="https://github.com/" text:style-name="ListLabel_20_154" text:visited-style-name="ListLabel_20_154"><text:span text:style-name="T9">GitHub Repository</text:span></text:a></text:p>
        </text:list-item>
        <text:list-item>
          <text:p text:style-name="P16"><text:span text:style-name="T4">At the top of the Repository (not top of page), locate the "Settings" Button on the menu.</text:span></text:p>
          <text:list>
            <text:list-item>
              <text:p text:style-name="P44"><text:span text:style-name="T4">Alternatively Click </text:span><text:a xlink:type="simple" xlink:href="https://raw.githubusercontent.com/" text:style-name="ListLabel_20_154" text:visited-style-name="ListLabel_20_154"><text:span text:style-name="T9">Here</text:span></text:a><text:span text:style-name="T4"> for a GIF demonstrating the process starting from Step 2.</text:span></text:p>
            </text:list-item>
          </text:list>
        </text:list-item>
        <text:list-item>
          <text:p text:style-name="P16"><text:span text:style-name="T4">Scroll down the Settings page until you locate the "GitHub Pages" Section.</text:span></text:p>
        </text:list-item>
        <text:list-item>
          <text:p text:style-name="P16"><text:span text:style-name="T4">Under "Source", click the dropdown called "None" and select "Master Branch".</text:span></text:p>
        </text:list-item>
        <text:list-item>
          <text:p text:style-name="P16"><text:span text:style-name="T4">The page will automatically refresh.</text:span></text:p>
        </text:list-item>
        <text:list-item>
          <text:p text:style-name="P28"><text:soft-page-break/><text:span text:style-name="T4">Scroll back down through the page to locate the now published site </text:span><text:a xlink:type="simple" xlink:href="https://github.com/" text:style-name="ListLabel_20_154" text:visited-style-name="ListLabel_20_154"><text:span text:style-name="T9">link</text:span></text:a><text:span text:style-name="T4"> in the "GitHub Pages" section.</text:span></text:p>
        </text:list-item>
      </text:list>
      <text:p text:style-name="P56"><text:bookmark text:name="_xio7n0clfvxm"/><text:span text:style-name="T6">Forking the GitHub Repository</text:span></text:p>
      <text:p text:style-name="P52"><text:span text:style-name="T4">By forking the GitHub Repository we make a copy of the original repository on our GitHub account to view and/or make changes without affecting the original repository by using the following steps...</text:span></text:p>
      <text:list xml:id="list3663080951" text:style-name="WWNum6">
        <text:list-item>
          <text:p text:style-name="P18"><text:span text:style-name="T4">Log in to GitHub and locate the </text:span><text:a xlink:type="simple" xlink:href="https://github.com/" text:style-name="ListLabel_20_154" text:visited-style-name="ListLabel_20_154"><text:span text:style-name="T9">GitHub Repository</text:span></text:a></text:p>
        </text:list-item>
        <text:list-item>
          <text:p text:style-name="P18"><text:span text:style-name="T4">At the top of the Repository (not top of page) just above the "Settings" Button on the menu, locate the "Fork" Button.</text:span></text:p>
        </text:list-item>
        <text:list-item>
          <text:p text:style-name="P29"><text:span text:style-name="T4">You should now have a copy of the original repository in your GitHub account.</text:span></text:p>
        </text:list-item>
      </text:list>
      <text:p text:style-name="P56"><text:bookmark text:name="_k644u2qv0e94"/><text:span text:style-name="T6">Making a Local Clone</text:span></text:p>
      <text:list xml:id="list946476668" text:style-name="WWNum5">
        <text:list-item>
          <text:p text:style-name="P20"><text:span text:style-name="T4">Log in to GitHub and locate the </text:span><text:a xlink:type="simple" xlink:href="https://github.com/" text:style-name="ListLabel_20_154" text:visited-style-name="ListLabel_20_154"><text:span text:style-name="T9">GitHub Repository</text:span></text:a></text:p>
        </text:list-item>
        <text:list-item>
          <text:p text:style-name="P20"><text:span text:style-name="T4">Under the repository name, click "Clone or download".</text:span></text:p>
        </text:list-item>
        <text:list-item>
          <text:p text:style-name="P20"><text:span text:style-name="T4">To clone the repository using HTTPS, under "Clone with HTTPS", copy the link.</text:span></text:p>
        </text:list-item>
        <text:list-item>
          <text:p text:style-name="P20"><text:span text:style-name="T4">Open Git Bash</text:span></text:p>
        </text:list-item>
        <text:list-item>
          <text:p text:style-name="P20"><text:span text:style-name="T4">Change the current working directory to the location where you want the cloned directory to be made.</text:span></text:p>
        </text:list-item>
        <text:list-item>
          <text:p text:style-name="P30"><text:span text:style-name="T4">Type </text:span><text:span text:style-name="T7">git clone</text:span><text:span text:style-name="T4">, and then paste the URL you copied in Step 3.</text:span></text:p>
        </text:list-item>
      </text:list>
      <text:p text:style-name="Standard"><text:span text:style-name="T8">$ git clone https://github.com/YOUR-USERNAME/YOUR-REPOSITORY</text:span></text:p>
      <text:p text:style-name="P53"/>
      <text:list xml:id="list1571478663" text:style-name="WWNum2">
        <text:list-item>
          <text:p text:style-name="P31"><text:span text:style-name="T4">Press Enter. Your local clone will be created.</text:span></text:p>
        </text:list-item>
      </text:list>
      <text:p text:style-name="Standard"><text:span text:style-name="T8">$ git clone https://github.com/YOUR-USERNAME/YOUR-REPOSITORY</text:span></text:p>
      <text:p text:style-name="Standard"><text:span text:style-name="T8">&gt; Cloning into `CI-Clone`...</text:span></text:p>
      <text:p text:style-name="Standard"><text:span text:style-name="T8">&gt; remote: Counting objects: 10, done.</text:span></text:p>
      <text:p text:style-name="Standard"><text:span text:style-name="T8">&gt; remote: Compressing objects: 100% (8/8), done.</text:span></text:p>
      <text:p text:style-name="Standard"><text:span text:style-name="T8">&gt; remove: Total 10 (delta 1), reused 10 (delta 1)</text:span></text:p>
      <text:p text:style-name="Standard"><text:soft-page-break/><text:span text:style-name="T8">&gt; Unpacking objects: 100% (10/10), done.</text:span></text:p>
      <text:p text:style-name="P53"/>
      <text:p text:style-name="P52"><text:span text:style-name="T4">Click </text:span><text:a xlink:type="simple" xlink:href="https://help.github.com/en/github/creating-cloning-and-archiving-repositories/cloning-a-repository#cloning-a-repository-to-github-desktop" text:style-name="ListLabel_20_154" text:visited-style-name="ListLabel_20_154"><text:span text:style-name="T9">Here</text:span></text:a><text:span text:style-name="T4"> to retrieve pictures for some of the buttons and more detailed explanations of the above process.</text:span></text:p>
      <text:p text:style-name="P55"><text:bookmark text:name="_gocyljs6szwk"/><text:span text:style-name="T1">Credits</text:span></text:p>
      <text:p text:style-name="P56"><text:bookmark text:name="_vosv0fava33y"/><text:span text:style-name="T6">Code</text:span></text:p>
      <text:list xml:id="list3238447642" text:style-name="WWNum16">
        <text:list-item>
          <text:p text:style-name="P36"><text:a xlink:type="simple" xlink:href="https://getbootstrap.com/docs/4.4/getting-started/introduction/" text:style-name="ListLabel_20_154" text:visited-style-name="ListLabel_20_154"><text:span text:style-name="T9">Bootstrap4</text:span></text:a><text:span text:style-name="T4">: Bootstrap Library used throughout the project mainly to make site responsive using the Bootstrap Grid System.</text:span></text:p>
        </text:list-item>
        <text:list-item>
          <text:p text:style-name="P32"><text:a xlink:type="simple" xlink:href="https://developers.google.com/maps/documentation/javascript/overview" text:style-name="ListLabel_20_155" text:visited-style-name="ListLabel_20_155"><text:span text:style-name="T10">Google Maps <text:s/>Javascript API</text:span></text:a><text:span text:style-name="T4">: The google maps API was used to generate the interactive map and search for places. The google maps autocomplete function was used in the search box. </text:span></text:p>
        </text:list-item>
      </text:list>
      <text:p text:style-name="P56"><text:bookmark text:name="_bi96nh7hcpd7"/><text:span text:style-name="T6">Content</text:span></text:p>
      <text:list xml:id="list3547273240" text:style-name="WWNum12">
        <text:list-item>
          <text:p text:style-name="P33"><text:span text:style-name="T4">All content was written by the developer.</text:span></text:p>
        </text:list-item>
      </text:list>
      <text:p text:style-name="P56"><text:bookmark text:name="_xxp1n9438sf"/><text:span text:style-name="T6">Media</text:span></text:p>
      <text:list xml:id="list4275905656" text:style-name="WWNum15">
        <text:list-item>
          <text:p text:style-name="P34"><text:span text:style-name="T4">All Images were created by the developer.</text:span></text:p>
        </text:list-item>
      </text:list>
      <text:p text:style-name="P56"><text:bookmark text:name="_6aw5c3beg4e3"/><text:span text:style-name="T6">Acknowledgements</text:span></text:p>
      <text:list xml:id="list1493682382" text:style-name="WWNum9">
        <text:list-item>
          <text:p text:style-name="P23"><text:span text:style-name="T4">My Mentor for continuous helpful feedback.</text:span></text:p>
        </text:list-item>
        <text:list-item>
          <text:p text:style-name="P22"><text:span text:style-name="T4">Tutor support at Code Institute for their support.</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 style:display-name="ListLabel 3"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1" style:display-name="ListLabel 21"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6" style:display-name="ListLabel 56"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92" style:display-name="ListLabel 92"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0" style:display-name="ListLabel 110"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46" style:display-name="ListLabel 146"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0366d6"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55" style:display-name="ListLabel 155" style:family="text">
      <style:text-properties fo:color="#1155cc" fo:font-size="12pt" style:text-underline-style="solid" style:text-underline-width="auto" style:text-underline-color="font-color"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number text:level="2" text:style-name="ListLabel_20_20" style:num-suffix="." style:num-format="i">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number text:level="3" text:style-name="ListLabel_20_9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number text:level="3" text:style-name="ListLabel_20_11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116" meta:word-count="1322" meta:character-count="7269" meta:non-whitespace-character-count="6138"/>
    <meta:generator>LibreOfficeDev/6.0.5.2$Linux_X86_64 LibreOffice_project/</meta:generator>
  </office:meta>
</office:document-meta>
</file>